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Heading_20_1" style:list-style-name="WWNum1"/>
    <style:style style:name="P23" style:family="paragraph" style:parent-style-name="Heading_20_1" style:list-style-name="WWNum1">
      <style:paragraph-properties fo:break-before="auto" fo:break-after="auto"/>
    </style:style>
    <style:style style:name="P24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2pt" style:font-name-asian="Proxima Nova1" style:font-size-asian="42pt" style:font-name-complex="Proxima Nova1" style:font-size-complex="42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333333" style:font-name="Consolas" fo:font-size="9pt" fo:background-color="#f8f8f8" loext:char-shading-value="0" style:font-name-asian="Consolas1" style:font-size-asian="9pt" style:font-name-complex="Consolas1" style:font-size-complex="9pt"/>
    </style:style>
    <style:style style:name="T21" style:family="text">
      <style:text-properties fo:color="#333333" style:font-name="Consolas" fo:background-color="#f8f8f8" loext:char-shading-value="0" style:font-name-asian="Consolas1" style:font-name-complex="Consolas1"/>
    </style:style>
    <style:style style:name="T2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aczyuw2yex2w"/><text:span text:style-name="T1">Sistemas Operativos en Red</text:span><text:span text:style-name="T2"><text:line-break/></text:span><text:span text:style-name="T3">UD 09 - Software para administración gráfica de Linux</text:span></text:p>
      <text:p text:style-name="P1"><draw:frame draw:style-name="fr1" draw:name="image2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</text:span><draw:frame draw:style-name="fr3" draw:name="image3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Enero 2024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><text:s/></text:p>
      <text:p text:style-name="P9"><text:span text:style-name="T9"><text:s/>💬</text:span> <text:span text:style-name="T10">Interesante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a xlink:type="simple" xlink:href="#_dbh0n1vac4c8" text:style-name="Index_20_Link" text:visited-style-name="Index_20_Link"><text:span text:style-name="T17">1. Introducción<text:tab/>3</text:span></text:a></text:p>
          <text:p text:style-name="P12"><text:a xlink:type="simple" xlink:href="#_w0h1u0uhkmqq" text:style-name="Index_20_Link" text:visited-style-name="Index_20_Link"><text:span text:style-name="T17">2. Instalando y accediendo a Webmin<text:tab/>3</text:span></text:a></text:p>
          <text:p text:style-name="P12"><text:a xlink:type="simple" xlink:href="#_hy5pfyrxy9zd" text:style-name="Index_20_Link" text:visited-style-name="Index_20_Link"><text:span text:style-name="T17">3. Instalando y accediendo a Cockpit<text:tab/>3</text:span></text:a></text:p>
          <text:p text:style-name="P12"><text:a xlink:type="simple" xlink:href="#_nk0p51xz6zxz" text:style-name="Index_20_Link" text:visited-style-name="Index_20_Link"><text:span text:style-name="T17">4. Instalando y accediendo a Ajenti<text:tab/>3</text:span></text:a></text:p>
        </text:index-body>
      </text:table-of-content>
      <text:p text:style-name="P14"/>
      <text:p text:style-name="P14"/>
      <text:p text:style-name="P14"/>
      <text:p text:style-name="P16"><text:span text:style-name="T14">Unidad 09. Software para administración gráfica de Linux</text:span></text:p>
      <text:list xml:id="list2559744074" text:style-name="WWNum1">
        <text:list-item>
          <text:p text:style-name="P23"><text:bookmark text:name="_dbh0n1vac4c8"/>Introducción</text:p>
        </text:list-item>
      </text:list>
      <text:p text:style-name="Standard">La gestión eficiente de sistemas Linux es esencial en cualquier entorno informático, y en esta unidad, nos enfocaremos en simplificar y optimizar este proceso a través de interfaces gráficas intuitivas. Vamos a trabajar con 4 sistemas de interfaces gráficas destacados, Webmin, Cockpit, Ajenti e ISPConfig.</text:p>
      <text:list xml:id="list135850575985400" text:continue-numbering="true" text:style-name="WWNum1">
        <text:list-item>
          <text:p text:style-name="P22"><text:bookmark text:name="_w0h1u0uhkmqq"/>Instalando y accediendo a Webmin</text:p>
        </text:list-item>
      </text:list>
      <text:p text:style-name="Standard">Webmin, una interfaz de administración basada en web, se destaca por su capacidad para simplificar la gestión de sistemas Linux. </text:p>
      <text:p text:style-name="Standard">Puedes instalar Webmin siguiendo las instrucciones de su web <text:a xlink:type="simple" xlink:href="https://webmin.com/" text:style-name="ListLabel_20_1" text:visited-style-name="ListLabel_20_1"><text:span text:style-name="T19">https://webmin.com/</text:span></text:a> En el momento de realizar este documento, las instrucciones propuestas son los siguientes.</text:p>
      <text:p text:style-name="Standard">En primer lugar, pondremos a punto los repositorios con estos dos comandos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20">curl -o setup-repos.sh https://raw.githubusercontent.com/webmin/webmin/master/setup-repos.sh<text:line-break/>sh setup-repos.sh</text:span></text:p>
          </table:table-cell>
        </table:table-row>
      </table:table>
      <text:p text:style-name="Standard">Una vez puesto en marcha, instalaremos la última versión con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text:span text:style-name="T21">sudo apt install webmin --install-recommends -y</text:span></text:p>
          </table:table-cell>
        </table:table-row>
      </table:table>
      <text:p text:style-name="Standard">Una vez instalado, podemos acceder al panel mediante la URL <text:a xlink:type="simple" xlink:href="https://localhost:10000" text:style-name="ListLabel_20_1" text:visited-style-name="ListLabel_20_1"><text:span text:style-name="T19">https://localhost:10000</text:span></text:a></text:p>
      <text:p text:style-name="Standard">Nos solicitará credenciales de acceso. Deberemos indicar un usuario del sistema y su contraseña que tenga privilegios de “sudo”.</text:p>
      <text:p text:style-name="Standard">Con esto ya está todo listo para explorar las funcionalidades que nos trae Webmin.</text:p>
      <text:list xml:id="list135850779207382" text:continue-numbering="true" text:style-name="WWNum1">
        <text:list-item>
          <text:p text:style-name="P22"><text:bookmark text:name="_hy5pfyrxy9zd"/>Instalando y accediendo a Cockpit</text:p>
        </text:list-item>
      </text:list>
      <text:p text:style-name="Standard">Cockpit, una interfaz de administración de servidores para Linux, ofrece una experiencia de usuario fácil y efectiva. Su web oficial es <text:a xlink:type="simple" xlink:href="https://cockpit-project.org/running" text:style-name="ListLabel_20_1" text:visited-style-name="ListLabel_20_1"><text:span text:style-name="T19">https://cockpit-project.org/running</text:span></text:a></text:p>
      <text:p text:style-name="Standard">Cockpit generalmente está disponible en los repositorios estándar de muchas distribuciones. Para instalarlo en sistemas basados en Debian, como Ubuntu, utiliza el siguiente comando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<text:span text:style-name="T21">sudo apt install cockpit -y</text:span></text:p>
          </table:table-cell>
        </table:table-row>
      </table:table>
      <text:p text:style-name="Standard">Tras esto, simplemente abre tu navegador web y accede a Cockpit usando la URL <text:a xlink:type="simple" xlink:href="https://localhost:9090" text:style-name="ListLabel_20_1" text:visited-style-name="ListLabel_20_1"><text:span text:style-name="T19">https://localhost:9090</text:span></text:a> </text:p>
      <text:p text:style-name="Standard">Nos solicitará credenciales de acceso. Deberemos indicar un usuario del sistema y su contraseña que tenga privilegios de “sudo”.</text:p>
      <text:p text:style-name="Standard">Con esto ya está todo listo para explorar las funcionalidades que nos permite gestionar Cockpit.</text:p>
      <text:list xml:id="list135850428007877" text:continue-numbering="true" text:style-name="WWNum1">
        <text:list-item>
          <text:p text:style-name="P22"><text:bookmark text:name="_nk0p51xz6zxz"/>Instalando y accediendo a Ajenti</text:p>
        </text:list-item>
      </text:list>
      <text:p text:style-name="Standard">Ajenti, una interfaz de administración web con un enfoque en la simplicidad y potencia, proporciona una solución efectiva para la gestión de sistemas Linux. En el momento de escribir este documento, en su web <text:a xlink:type="simple" xlink:href="https://ajenti.org/" text:style-name="ListLabel_20_1" text:visited-style-name="ListLabel_20_1"><text:span text:style-name="T19">https://ajenti.org/</text:span></text:a> propone este sistema de instalación automático en una línea:</text:p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21"><text:span text:style-name="T20">curl https://raw.githubusercontent.com/ajenti/ajenti/master/scripts/install.sh | sudo bash -s -</text:span></text:p>
          </table:table-cell>
        </table:table-row>
      </table:table>
      <text:p text:style-name="Standard">Para acceder al panel, simplemente debes acceder a <text:a xlink:type="simple" xlink:href="https://localhost:8000" text:style-name="ListLabel_20_1" text:visited-style-name="ListLabel_20_1"><text:span text:style-name="T19">https://localhost:8000</text:span></text:a> </text:p>
      <text:p text:style-name="Standard">Nos solicitará credenciales de acceso. Deberemos indicar un usuario del sistema y su contraseña que tenga privilegios de “sudo”. </text:p>
      <text:p text:style-name="Standard">Con esto ya está todo listo para explorar las funcionalidades que nos proporciona Ajent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9. Software para administración gráfica de Linux</text:span></text:p>
      </style:header>
      <style:footer>
        <text:p text:style-name="MP4"><text:span text:style-name="MT1">CFGM Sistemas Microinformáticos y Redes<text:tab/><text:tab/>Unidad 10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4" meta:object-count="0" meta:page-count="2" meta:paragraph-count="45" meta:word-count="525" meta:character-count="3588" meta:non-whitespace-character-count="3101"/>
    <meta:generator>LibreOfficeDev/6.0.5.2$Linux_X86_64 LibreOffice_project/</meta:generator>
  </office:meta>
</office:document-meta>
</file>